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60000037CC7CDAD18D708FB41.jpg" manifest:media-type="image/jpeg"/>
  <manifest:file-entry manifest:full-path="Pictures/1000000000000020000000204B249CA79A42C6D7.png" manifest:media-type="image/png"/>
  <manifest:file-entry manifest:full-path="Pictures/1000000000000200000002004F8DCDC9067C2264.png" manifest:media-type="image/png"/>
  <manifest:file-entry manifest:full-path="Pictures/10000000000003A2000003A27AB63CD1EB83506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721cm" svg:x="1cm" svg:y="4.109cm">
          <draw:image xlink:href="Pictures/10000000000003760000037CC7CDAD18D708FB41.jpg" xlink:type="simple" xlink:show="embed" xlink:actuate="onLoad" loext:mime-type="image/jpeg">
            <text:p/>
          </draw:image>
        </draw:frame>
        <draw:frame draw:style-name="gr1" draw:text-style-name="P1" draw:layer="layout" svg:width="2.032cm" svg:height="2.032cm" svg:x="9.077cm" svg:y="1.508cm">
          <draw:image xlink:href="Pictures/1000000000000200000002004F8DCDC9067C2264.png" xlink:type="simple" xlink:show="embed" xlink:actuate="onLoad" loext:mime-type="image/png">
            <text:p/>
          </draw:image>
        </draw:frame>
        <draw:frame draw:style-name="gr1" draw:text-style-name="P1" draw:layer="layout" svg:width="2.032cm" svg:height="2.032cm" svg:x="14.608cm" svg:y="1.508cm">
          <draw:image xlink:href="Pictures/1000000000000200000002004F8DCDC9067C2264.png" xlink:type="simple" xlink:show="embed" xlink:actuate="onLoad" loext:mime-type="image/png">
            <text:p/>
          </draw:image>
        </draw:frame>
        <draw:frame draw:style-name="gr1" draw:text-style-name="P1" draw:layer="layout" svg:width="2.032cm" svg:height="2.032cm" svg:x="12.764cm" svg:y="1.508cm">
          <draw:image xlink:href="Pictures/1000000000000200000002004F8DCDC9067C2264.png" xlink:type="simple" xlink:show="embed" xlink:actuate="onLoad" loext:mime-type="image/png">
            <text:p/>
          </draw:image>
        </draw:frame>
        <draw:frame draw:style-name="gr1" draw:text-style-name="P1" draw:layer="layout" svg:width="2.032cm" svg:height="2.032cm" svg:x="10.92cm" svg:y="1.508cm">
          <draw:image xlink:href="Pictures/1000000000000200000002004F8DCDC9067C2264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2.524cm" svg:y="1.661cm">
          <draw:image xlink:href="Pictures/10000000000003A2000003A27AB63CD1EB835066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4.062cm" svg:y="1.661cm">
          <draw:image xlink:href="Pictures/10000000000003A2000003A27AB63CD1EB835066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5.601cm" svg:y="1.661cm">
          <draw:image xlink:href="Pictures/10000000000003A2000003A27AB63CD1EB835066.png" xlink:type="simple" xlink:show="embed" xlink:actuate="onLoad" loext:mime-type="image/png">
            <text:p/>
          </draw:image>
        </draw:frame>
        <draw:frame draw:style-name="gr1" draw:text-style-name="P1" draw:layer="layout" svg:width="1.727cm" svg:height="1.727cm" svg:x="7.139cm" svg:y="1.661cm">
          <draw:image xlink:href="Pictures/10000000000003A2000003A27AB63CD1EB83506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opacity="0%" draw:shadow-opacity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3-09T13:16:08.899000000</dc:date>
    <meta:editing-duration>PT10M22S</meta:editing-duration>
    <meta:editing-cycles>1</meta:editing-cycles>
    <meta:document-statistic meta:object-count="9"/>
    <meta:generator>LibreOffice/6.3.2.2$Windows_X86_64 LibreOffice_project/98b30e735bda24bc04ab42594c85f7fd8be07b9c</meta:generator>
  </office:meta>
</office:document-meta>
</file>